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TimesNewRoman1" svg:font-family="TimesNewRoman"/>
    <style:font-face style:name="TimesNewRoman\,Bold" svg:font-family="'TimesNewRoman\,Bold'"/>
    <style:font-face style:name="TimesNewRoman" svg:font-family="TimesNewRoman" style:font-family-generic="roman"/>
    <style:font-face style:name="TimesNewRoman,BoldItalic" svg:font-family="'TimesNewRoman,BoldItalic'" style:font-family-generic="roman"/>
    <style:font-face style:name="TimesNewRoman,Italic" svg:font-family="'TimesNewRoman,Italic'" style:font-family-generic="roman"/>
    <style:font-face style:name="Verdana" svg:font-family="Verdana" style:font-family-generic="swiss"/>
    <style:font-face style:name="Nimbus Roman No9 L" svg:font-family="'Nimbus Roman No9 L'" style:font-family-generic="roman" style:font-pitch="variable"/>
    <style:font-face style:name="Times New Roman" svg:font-family="'Times New Roman'"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color="#000000" style:font-name="Times New Roman" fo:font-size="12pt" fo:font-weight="bold" style:font-size-asian="12pt" style:font-size-complex="12pt"/>
    </style:style>
    <style:style style:name="P2" style:family="paragraph" style:parent-style-name="Standard">
      <style:paragraph-properties fo:text-align="justify" style:justify-single-word="false"/>
      <style:text-properties fo:color="#000000" style:font-name="Times New Roman" fo:font-size="12pt" fo:font-weight="bold" style:font-size-asian="12pt" style:font-size-complex="12pt"/>
    </style:style>
    <style:style style:name="P3" style:family="paragraph" style:parent-style-name="Standard">
      <style:text-properties fo:color="#000000" style:font-name="Times New Roman" fo:font-size="12pt" style:font-size-asian="12pt" style:font-size-complex="12pt"/>
    </style:style>
    <style:style style:name="P4" style:family="paragraph" style:parent-style-name="Standard">
      <style:paragraph-properties fo:text-align="justify" style:justify-single-word="false"/>
      <style:text-properties fo:color="#000000" style:font-name="Times New Roman" fo:font-size="12pt" style:font-size-asian="12pt" style:font-size-complex="12pt"/>
    </style:style>
    <style:style style:name="P5" style:family="paragraph" style:parent-style-name="Standard">
      <style:paragraph-properties fo:text-align="justify" style:justify-single-word="false"/>
      <style:text-properties style:font-name="Times New Roman" fo:font-size="12pt" style:font-size-asian="12pt" style:font-size-complex="12pt"/>
    </style:style>
    <style:style style:name="P6" style:family="paragraph" style:parent-style-name="Standard">
      <style:paragraph-properties fo:text-align="justify" style:justify-single-word="false"/>
      <style:text-properties style:font-name="Times New Roman" fo:font-weight="bold" style:font-weight-asian="bold" style:font-weight-complex="bold"/>
    </style:style>
    <style:style style:name="P7" style:family="paragraph" style:parent-style-name="Standard">
      <style:paragraph-properties fo:text-align="justify" style:justify-single-word="false"/>
      <style:text-properties style:font-name="Times New Roman"/>
    </style:style>
    <style:style style:name="P8" style:family="paragraph" style:parent-style-name="Standard">
      <style:paragraph-properties fo:text-align="justify" style:justify-single-word="false"/>
      <style:text-properties fo:color="#1b1c20" style:font-name="TimesNewRoman" fo:font-size="12pt" fo:font-style="normal" fo:font-weight="bold" style:font-size-asian="12pt" style:font-style-asian="normal" style:font-size-complex="12pt" style:font-style-complex="normal"/>
    </style:style>
    <style:style style:name="P9" style:family="paragraph" style:parent-style-name="Standard">
      <style:paragraph-properties fo:text-align="justify" style:justify-single-word="false"/>
      <style:text-properties fo:color="#1b1c20" style:font-name="TimesNewRoman" fo:font-size="12pt" fo:font-style="normal" style:font-size-asian="12pt" style:font-style-asian="normal" style:font-size-complex="12pt" style:font-style-complex="normal"/>
    </style:style>
    <style:style style:name="P10" style:family="paragraph" style:parent-style-name="Standard">
      <style:paragraph-properties fo:text-align="justify" style:justify-single-word="false"/>
      <style:text-properties fo:color="#1b1c20" style:font-name="Times New Roman" fo:font-size="12pt" fo:font-style="normal" style:font-size-asian="12pt" style:font-style-asian="normal" style:font-size-complex="12pt" style:font-style-complex="normal"/>
    </style:style>
    <style:style style:name="P11" style:family="paragraph" style:parent-style-name="Standard">
      <style:paragraph-properties fo:text-align="justify" style:justify-single-word="false"/>
      <style:text-properties fo:color="#1b1c20" style:font-name="Times New Roman" fo:font-size="12pt" fo:font-style="normal" fo:font-weight="bold" style:font-size-asian="12pt" style:font-style-asian="normal" style:font-weight-asian="bold" style:font-size-complex="12pt" style:font-style-complex="normal" style:font-weight-complex="bold"/>
    </style:style>
    <style:style style:name="P12" style:family="paragraph" style:parent-style-name="Standard">
      <style:paragraph-properties fo:text-align="justify" style:justify-single-word="false"/>
      <style:text-properties fo:font-size="14pt" style:font-size-asian="14pt" style:font-size-complex="14pt"/>
    </style:style>
    <style:style style:name="P13" style:family="paragraph" style:parent-style-name="Standard">
      <style:paragraph-properties fo:text-align="justify" style:justify-single-word="false"/>
      <style:text-properties fo:font-size="12pt" style:font-size-asian="12pt" style:font-size-complex="12pt"/>
    </style:style>
    <style:style style:name="P14" style:family="paragraph" style:parent-style-name="Text_20_body">
      <style:paragraph-properties fo:text-align="justify" style:justify-single-word="false"/>
      <style:text-properties fo:color="#000000" style:font-name="Times New Roman" fo:font-size="12pt" style:font-size-asian="12pt" style:font-size-complex="12pt"/>
    </style:style>
    <style:style style:name="P15" style:family="paragraph" style:parent-style-name="Text_20_body">
      <style:paragraph-properties fo:text-align="justify" style:justify-single-word="false"/>
      <style:text-properties fo:color="#000000" style:font-name="Times New Roman" fo:font-size="12pt" fo:font-weight="bold" style:font-size-asian="12pt" style:font-size-complex="12pt"/>
    </style:style>
    <style:style style:name="P16" style:family="paragraph" style:parent-style-name="Text_20_body">
      <style:paragraph-properties fo:text-align="justify" style:justify-single-word="false"/>
      <style:text-properties fo:color="#000000" style:font-name="TimesNewRoman\,Bold" fo:font-size="12pt" fo:font-weight="bold" style:font-size-asian="12pt" style:font-size-complex="12pt"/>
    </style:style>
    <style:style style:name="P17" style:family="paragraph" style:parent-style-name="Text_20_body">
      <style:paragraph-properties fo:text-align="justify" style:justify-single-word="false"/>
      <style:text-properties style:font-name="Times New Roman" fo:font-size="12pt" style:font-size-asian="12pt" style:font-size-complex="12pt"/>
    </style:style>
    <style:style style:name="P18" style:family="paragraph" style:parent-style-name="Text_20_body">
      <style:paragraph-properties fo:text-align="justify" style:justify-single-word="false"/>
      <style:text-properties style:font-name="Times New Roman"/>
    </style:style>
    <style:style style:name="P19" style:family="paragraph" style:parent-style-name="Text_20_body">
      <style:paragraph-properties fo:text-align="justify" style:justify-single-word="false"/>
    </style:style>
    <style:style style:name="P20" style:family="paragraph" style:parent-style-name="Text_20_body">
      <style:paragraph-properties fo:text-align="justify" style:justify-single-word="false"/>
      <style:text-properties fo:color="#1b1c20" style:font-name="Times New Roman"/>
    </style:style>
    <style:style style:name="P21" style:family="paragraph" style:parent-style-name="Text_20_body">
      <style:paragraph-properties fo:text-align="justify" style:justify-single-word="false"/>
      <style:text-properties fo:color="#1b1c20" style:font-name="Times New Roman" fo:font-style="italic" style:font-style-asian="italic" style:font-style-complex="italic"/>
    </style:style>
    <style:style style:name="P22" style:family="paragraph" style:parent-style-name="Text_20_body">
      <style:paragraph-properties fo:text-align="justify" style:justify-single-word="false"/>
      <style:text-properties style:font-name="TimesNewRoman1" fo:font-size="11pt"/>
    </style:style>
    <style:style style:name="P23" style:family="paragraph" style:parent-style-name="Text_20_body">
      <style:paragraph-properties fo:text-align="justify" style:justify-single-word="false"/>
      <style:text-properties fo:font-weight="bold" style:font-weight-asian="bold" style:font-weight-complex="bold"/>
    </style:style>
    <style:style style:name="P24" style:family="paragraph" style:parent-style-name="Text_20_body">
      <style:paragraph-properties fo:margin-left="0cm" fo:margin-right="0cm" fo:text-align="justify" style:justify-single-word="false" fo:text-indent="1.249cm" style:auto-text-indent="false"/>
      <style:text-properties style:font-name="Times New Roman"/>
    </style:style>
    <style:style style:name="P25" style:family="paragraph" style:parent-style-name="Text_20_body">
      <style:paragraph-properties fo:margin-left="0cm" fo:margin-right="0cm" fo:text-align="justify" style:justify-single-word="false" fo:text-indent="1.249cm" style:auto-text-indent="false"/>
    </style:style>
    <style:style style:name="P26" style:family="paragraph" style:parent-style-name="Standard">
      <style:paragraph-properties fo:text-align="justify" style:justify-single-word="false"/>
      <style:text-properties style:font-name="Times New Roman"/>
    </style:style>
    <style:style style:name="P27" style:family="paragraph" style:parent-style-name="Standard">
      <style:text-properties fo:color="#000000" style:font-name="Times New Roman" fo:font-size="12pt" fo:font-weight="bold" style:font-size-asian="12pt" style:font-size-complex="12pt"/>
    </style:style>
    <style:style style:name="P28" style:family="paragraph" style:parent-style-name="Standard">
      <style:text-properties fo:color="#1b1c20" style:font-name="TimesNewRoman,BoldItalic" fo:font-size="10pt" fo:font-style="italic" style:font-name-asian="TimesNewRoman,BoldItalic" style:font-size-asian="10pt" style:font-style-asian="italic" style:font-name-complex="TimesNewRoman,BoldItalic" style:font-size-complex="10pt" style:font-style-complex="italic"/>
    </style:style>
    <style:style style:name="P29" style:family="paragraph" style:parent-style-name="Standard">
      <style:paragraph-properties fo:text-align="center" style:justify-single-word="false"/>
      <style:text-properties fo:color="#1b1c20" style:font-name="TimesNewRoman,BoldItalic" fo:font-size="10pt" fo:font-style="italic" style:font-name-asian="TimesNewRoman,BoldItalic" style:font-size-asian="10pt" style:font-style-asian="italic" style:font-name-complex="TimesNewRoman,BoldItalic" style:font-size-complex="10pt" style:font-style-complex="italic"/>
    </style:style>
    <style:style style:name="P30" style:family="paragraph" style:parent-style-name="Standard">
      <style:paragraph-properties fo:text-align="justify" style:justify-single-word="false"/>
      <style:text-properties style:font-name="Times New Roman" fo:font-size="12pt" style:font-size-asian="12pt" style:font-size-complex="12pt"/>
    </style:style>
    <style:style style:name="P31" style:family="paragraph" style:parent-style-name="Text_20_body">
      <style:paragraph-properties fo:text-align="justify" style:justify-single-word="false"/>
      <style:text-properties fo:color="#000000" style:font-name="Times New Roman" fo:font-size="12pt" style:font-size-asian="12pt" style:font-size-complex="12pt"/>
    </style:style>
    <style:style style:name="T1" style:family="text">
      <style:text-properties fo:color="#000000"/>
    </style:style>
    <style:style style:name="T2" style:family="text">
      <style:text-properties fo:font-weight="normal"/>
    </style:style>
    <style:style style:name="T3" style:family="text">
      <style:text-properties fo:font-weight="normal" style:font-weight-asian="normal" style:font-weight-complex="normal"/>
    </style:style>
    <style:style style:name="T4" style:family="text">
      <style:text-properties fo:font-style="italic"/>
    </style:style>
    <style:style style:name="T5" style:family="text">
      <style:text-properties fo:font-style="italic" style:font-style-asian="italic" style:font-style-complex="italic"/>
    </style:style>
    <style:style style:name="T6" style:family="text">
      <style:text-properties fo:color="#1b1c20"/>
    </style:style>
    <style:style style:name="T7" style:family="text">
      <style:text-properties fo:color="#1b1c20" style:font-name="Times New Roman" fo:font-size="12pt" fo:font-style="normal" style:font-size-asian="12pt" style:font-style-asian="normal" style:font-size-complex="12pt" style:font-style-complex="normal"/>
    </style:style>
    <style:style style:name="T8" style:family="text">
      <style:text-properties fo:color="#1b1c20" style:font-name="Times New Roman" fo:font-size="12pt" fo:font-style="italic" style:font-size-asian="12pt" style:font-style-asian="italic" style:font-size-complex="12pt" style:font-style-complex="italic"/>
    </style:style>
    <style:style style:name="T9" style:family="text">
      <style:text-properties fo:color="#1b1c20" style:font-name="Times New Roman" fo:font-style="normal" style:font-style-asian="normal" style:font-style-complex="normal"/>
    </style:style>
    <style:style style:name="T10" style:family="text">
      <style:text-properties fo:color="#1b1c20" style:font-name="Times New Roman" fo:font-style="italic" style:font-style-asian="italic" style:font-style-complex="italic"/>
    </style:style>
    <style:style style:name="T11" style:family="text">
      <style:text-properties fo:color="#1b1c20" style:font-name="TimesNewRoman" fo:font-size="12pt" fo:font-style="normal" style:font-size-asian="12pt" style:font-style-asian="normal" style:font-size-complex="12pt" style:font-style-complex="normal"/>
    </style:style>
    <style:style style:name="T12" style:family="text">
      <style:text-properties fo:color="#1b1c20" style:font-name="TimesNewRoman" fo:font-size="12pt" style:font-size-asian="12pt" style:font-size-complex="12pt"/>
    </style:style>
    <style:style style:name="T13" style:family="text">
      <style:text-properties fo:color="#1b1c20" style:font-name="TimesNewRoman" fo:font-style="normal" style:font-style-asian="normal" style:font-style-complex="normal"/>
    </style:style>
    <style:style style:name="T14" style:family="text">
      <style:text-properties fo:color="#1b1c20" style:font-name="TimesNewRoman,Italic" fo:font-style="italic" style:font-style-asian="italic" style:font-style-complex="italic"/>
    </style:style>
    <style:style style:name="T15" style:family="text">
      <style:text-properties style:font-name="Times New Roman"/>
    </style:style>
    <style:style style:name="T16" style:family="text">
      <style:text-properties style:font-name="Times New Roman" fo:font-style="italic"/>
    </style:style>
    <style:style style:name="T17" style:family="text">
      <style:text-properties fo:font-weight="bold"/>
    </style:style>
    <style:style style:name="T18" style:family="text">
      <style:text-properties style:font-name="TimesNewRoman,Italic" style:font-name-asian="TimesNewRoman,Italic" style:font-name-complex="TimesNewRoman,Italic"/>
    </style:style>
    <style:style style:name="T19" style:family="text">
      <style:text-properties style:font-name="TimesNewRoman,Italic" fo:font-weight="bold" style:font-name-asian="TimesNewRoman,Italic" style:font-weight-asian="bold" style:font-name-complex="TimesNewRoman,Italic" style:font-weight-complex="bold"/>
    </style:style>
    <style:style style:name="T20" style:family="text">
      <style:text-properties style:font-weight-asian="bold" style:font-weight-complex="bold"/>
    </style:style>
    <style:style style:name="T21" style:family="text">
      <style:text-properties style:font-weight-asian="normal"/>
    </style:style>
    <style:style style:name="T22" style:family="text">
      <style:text-properties style:font-weight-complex="normal"/>
    </style:style>
    <style:style style:name="T23" style:family="text">
      <style:text-properties style:font-name="Times New Roman"/>
    </style:style>
    <style:style style:name="T24" style:family="text">
      <style:text-properties style:font-name="Times New Roman" fo:font-size="12pt" style:font-size-asian="12pt" style:font-size-complex="12pt"/>
    </style:style>
    <style:style style:name="T25" style:family="text">
      <style:text-properties style:font-name="Times New Roman" fo:font-size="12pt" fo:font-weight="normal" style:font-size-asian="12pt" style:font-weight-asian="normal" style:font-size-complex="12pt" style:font-weight-complex="normal"/>
    </style:style>
    <style:style style:name="T26" style:family="text">
      <style:text-properties style:font-name="Times New Roman" fo:font-size="12pt" fo:font-style="normal" fo:font-weight="normal" style:font-name-asian="TimesNewRoman,Italic" style:font-size-asian="12pt" style:font-style-asian="normal" style:font-weight-asian="normal" style:font-name-complex="TimesNewRoman,Italic" style:font-size-complex="12pt" style:font-style-complex="normal" style:font-weight-complex="normal"/>
    </style:style>
    <style:style style:name="T27" style:family="text">
      <style:text-properties style:font-name="Times New Roman" fo:font-size="12pt" fo:font-style="normal" fo:font-weight="bold" style:font-name-asian="TimesNewRoman,Italic" style:font-size-asian="12pt" style:font-style-asian="normal" style:font-weight-asian="bold" style:font-name-complex="TimesNewRoman,Italic" style:font-size-complex="12pt" style:font-style-complex="normal" style:font-weight-complex="bold"/>
    </style:style>
    <style:style style:name="T28" style:family="text">
      <style:text-properties style:font-name-asian="Verdana"/>
    </style:style>
    <style:style style:name="T29" style:family="text">
      <style:text-properties style:font-name-complex="Verdan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9"><text:span text:style-name="T19"><text:s/></text:span><text:span text:style-name="T27">ENSAIO SOBRE CIBÉRNETICA</text:span></text:p>
      <text:p text:style-name="P29"><text:span text:style-name="T27"/></text:p>
      <text:p text:style-name="P28"><text:span text:style-name="T27"/></text:p>
      <text:p text:style-name="P28"><text:span text:style-name="T18">.</text:span></text:p>
      <text:p text:style-name="P1">1.0 INTRODUÇÂO</text:p>
      <text:p text:style-name="P5"><text:tab/>Em 1948, o matemático Norbert Wiener publicou Cybernetics: or the Control and Communication in the Animal and the Machine, livro que apresenta as hipóteses e o corpo fundamental da cibernética, resultados de vários anos de pesquisa e interação com pesquisadores de diversas áreas científicas, incluindo as ciências sociais, <text:s/>A idéia fundamental desenvolvida por Wiener com seus principais colaboradores, o fisiologista Arturo Rosenblueth e o engenheiro Julian Bigelow, é a de que certas funções de controle e de processamento de informações semelhantes em máquinas e seres vivos - e também, de alguma forma, na sociedade .</text:p>
      <text:p text:style-name="P1"/>
      <text:p text:style-name="P15">2.0 CIBERNÉTICA</text:p>
      <text:p text:style-name="P24">Norbert Wiener deu a definição fundamental da Teoria Cibernética quando promoveu a publicação de seu livro, <text:span text:style-name="T4">Cibernética: ou Controle e comunicação no animal e na máquina</text:span>, em 1948. Podemos definir Cibernética com a seguinte sentença: “A ciência do controle e da comunicação no animal e na máquina”, que pode ser entendida, também como a ciência que estuda os processos de comunicação e controle nos sistemas e vivos e não vivos. </text:p>
      <text:p text:style-name="P24">Em seu livro Wiener apresenta as hipóteses e os fundamentos da Cibernética, que resultou de vários anos de pesquisa e interação com pesquisadores de diversas áreas do conhecimento científico. Seus principais colaboradores foram <text:span text:style-name="T6">Arturo Rosenblueth e o engenheiro Julian Bigelow. A idéia fundamental é de que determinadas funções de controle e processamento de informações, pertencentes a máquinas e seres vivos, podem ser reduzidos ao mesmos modelos matemáticos.</text:span></text:p>
      <text:p text:style-name="P18">            A Cibernética propõe estudar e elaborar mecanismos que possibilitem o controle e sistemas que possam estabelecer conexões através de redes interligadas por meios de comunicação. A abordagem se estende além dos sistemas artificiais e mecânicos abordando sistemas naturais e organismos vivos e a organização social.. Como citado em seu livro:</text:p>
      <text:p text:style-name="P20"> </text:p>
      <text:p text:style-name="P20">[<text:span text:style-name="T5">…] um campo mais vasto que inclui não apenas o estudo da linguagem más também o estudo das mensagens como meios de dirigir a maquinaria e a sociedade, o desenvolvimento de máquinas computadoras e outros autômatos […], certas reflexões acerca da psicologia e do sistema nervoso, e uma nova teoria conjetural do método científico. (Wiener, 1984, p. 15).</text:span></text:p>
      <text:p text:style-name="P21"/>
      <text:p text:style-name="P18"><text:span text:style-name="T6">            O termo </text:span><text:span text:style-name="T4">cybernetics </text:span>derivado do grego <text:span text:style-name="T4">kubernetes</text:span>, palavra que descreve o piloto do barco ou timoneiro,  foi empregado, de forma especifica , por Wiener para descrever de forma única seu campo de pesquisa. A origem da palavra Cibernética associa-se a do piloto do barco ou timoneiro, aquele que faz a correção do rumo do barco de maneira a compensar as alterações do rumo causadas pelas forças do vento e do movimento das águas.</text:p>
      <text:p text:style-name="P7"><text:tab/>O controle pode ser entendido como uma forma do sistema <text:s/>modificar-se de acordo com as respostas recebidas do próprio sistema, para que este permaneça estável, ou seja, é estabelecido um controle interno para a manutenção do equilíbrio do sistema. Outro conceito importante, e presente na definição de Wiener, é a comunicação. É indispensável para o funcionamento de um sistema, como um ciclo, que este possa estabelecer conexões e interações, para permitir o controle. . O conceito de objetivo, verifica-se como um dos mais relevantes itens de um sistema cibernético. O propósito atua como um direcionamento para o sistema, ou seja, é necessário um objetivo para que o sistema funcione.</text:p>
      <text:p text:style-name="P18"> </text:p>
      <text:p text:style-name="P23"><text:soft-page-break/>2.1 Feedback</text:p>
      <text:p text:style-name="P25"><text:span text:style-name="T15">Outro conceito de grande importância para a Cibernética é o </text:span><text:span text:style-name="T16">feedback,</text:span><text:span text:style-name="T15"> que corresponde à “capacidade de poder ajustar a conduta futura em função do desempenho pretérito” (WIENER, 1984, p. 33).  Pode ser visto como uma retroalimentação de informações , segundo a qual um sistema utiliza as saídas resultantes da atuação do sistema, como informação para análise. Dessa forma, a saída gerada pode tornar-se entrada para outro sistema ou para o próprio sistema da qual foi originada, estabelecendo uma forma de interatividade. De forma básica o principio do </text:span><text:span text:style-name="T16">feedback</text:span><text:span text:style-name="T15"> em realimentar um dado sistema com as informações sobre seu próprio desempenho realizado com o intuito de compensar os desvios em relação ao desempenho objetivado.</text:span></text:p>
      <text:p text:style-name="P25">Nas máquinas controladas por <text:span text:style-name="T4">feedback</text:span>, é indispensável a existência de um ou mais detectores e monitores que façam papel de órgãos sensórios, de forma que as informações coletadas possam ser confrontadas com o padrão de desempenho programado. A diferença entre o desempenho realizado e o esperado é transformada na informação que o mecanismo de compensação utilizará para trazer o desempenho futuro para valores mais próximos do padrão esperado. <text:s/>A circularidade é apontada como um conceito básico da Cibernética, na medida em que um sistema deve comportar-se como um ciclo, onde respostas geram novos comportamentos sucessivos.</text:p>
      <text:p text:style-name="P19">. </text:p>
      <text:p text:style-name="P19"/>
      <text:p text:style-name="P11">3.0 PERSPECTIVA HISTÓRICA</text:p>
      <text:p text:style-name="P10"/>
      <text:p text:style-name="P12"><text:span text:style-name="T7"><text:tab/>O campo “cibernética” proposto por Wiener teve seu início durante a 2ª Grande Guerra, quando ele realizou pesquisas para a programação de computadores e com mecanismos de controle para artilharia antiaérea. Tanto em um como no outro, Wiener esforçou-se no que ele descreveu como um “</text:span><text:span text:style-name="T11">estudo de um sistema elétrico-mecânico </text:span><text:span text:style-name="T12">que fosse desenhado para usurpar uma função especificamente </text:span><text:span text:style-name="T11">humana”: a “execução de um complicado padrão de cálculo” em um caso e a “previsão do futuro”, no outro. Esta “previsão de futuro” dita por Wiener nada mais é do que a capacidade de prever a trajetória de uma aeronave , a fim de que o projétil do canhão antiaéreo encontre o alvo “em algum momento do futuro”. </text:span><text:span text:style-name="T7">Wiener percebeu que nas nas máquinas controladas por </text:span><text:span text:style-name="T8">feedback </text:span><text:span text:style-name="T7">é indispensável a existência de um ou mais detectores e monitores que façam o papel de órgãos sensoriais, de forma que os dados coletados possam ser confrontados <text:s/>com o padrão de desempenho esperado. A diferença entre as informações coletadas e os padrões esperados é transformada na informação que o sistema utilizará para alterar o desempenho de forma que as informações coletadas fiquem mais próximas do padrão esperado.</text:span></text:p>
      <text:p text:style-name="P13"><text:span text:style-name="T9"><text:tab/>Wiener percebeu ainda, durante as pesquisas de mecanismos controlados por </text:span><text:span text:style-name="T10">feedback, </text:span><text:span text:style-name="T9">que mecanismos controlados por </text:span><text:span text:style-name="T10">feedback</text:span><text:span text:style-name="T9"> poderiam apresentar uma oscilação anômala e crescente, capaz de tornar o sistema incontrolável e levá-lo à pane. Esse tipo de oscilação parecia atingir não só máquinas controladas por feedback, mas também humanos vitimados pela ataxia (doença caracterizada pela perda de controle de movimentos musculares voluntários). Wiener e Rosenblueth notaram que, em alguns distúrbios neurológicos o portador de ataxia apresenta distúrbios ligados ao sentido proprioceptivo (percepção sensorial no qual podemos perceber a posição e o movimento do corpo sem recorrer aos demais sentidos, como a visão). Fazendo com que o portador de ataxia não consiga se movimentar satisfatoriamente, apesar de seu músculos estarem em boas condições. Ou seja: Só bons músculos não garantem uma boa ação corporal. É indispensável para o sistema nervoso central produzir os estímulos necessários para o trabalho muscular, as informações de </text:span><text:span text:style-name="T10">feedback</text:span><text:span text:style-name="T9"> fornecidas pelo sistema proprioceptivo combinadas com as informações dos outros sentidos. E Wiener conclui: “Something quite similar is the case in mechanical systems” (Wiener, 1948, p. 113-114). <text:s/></text:span></text:p>
      <text:p text:style-name="P10"><text:tab/>Como resultado de suas pesquisas, Wiener e Rosenblueth concluíram que o sistema nervoso humano, se baseia na realimentação de estímulos (feedback) para tomar decisões referentes ao seu <text:soft-page-break/>funcionamento, fenômeno que ocorre de maneira semelhante nos sistemas de controle. </text:p>
      <text:p text:style-name="P13"><text:span text:style-name="T9"><text:tab/>Essas idéias foram propostas no artigo </text:span><text:span text:style-name="T14">Behavior, Purpose and Teleology </text:span><text:span text:style-name="T13">(American Society for Cybernetics, [s.d.]) e apresentadas por Rosenblueth em maio de 1942 a um grupo de pesquisadores sob o patrocínio da Josiah Macy Foundation, organização filantrópica dedicada aos problemas decorrentes da inibição do sistema nervoso. É desde essa época, quando a cibernética foi batizada, que a antropologia mantém seu vínculo teórico com ela. Além dos pesquisadores ligados à medicina, estavam presentes os antropólogos Gregory Bateson e Margaret Mead. Após esse </text:span><text:span text:style-name="T13">encontro, foram realizadas diversas conferências sobre o novo campo, conhecidas como The Macy Conferences. Elas reuniram pesquisadores de diversas áreas como matemática, medicina, psicologia, filosofia, antropologia e sociologia. Por causa da guerra, a primeira conferência aconteceu em 1946, sob o título de </text:span><text:span text:style-name="T14">Feedback Mechanisms and Circular Causal Systems in Biological and Social Systems</text:span><text:span text:style-name="T13">. O nome da conferência sofreu alterações até que na sua sétima </text:span><text:span text:style-name="T13">edição (março de 1950), passou a se chamar </text:span><text:span text:style-name="T14">Cybernetics: Circular Causal and Feedback Mechanisms in Biological and Social Systems</text:span><text:span text:style-name="T13">, nome que foi preservado até a sua última edição, em 1953.</text:span></text:p>
      <text:p text:style-name="P9"><text:tab/>Ashby (1970) verificou que o objeto central da cibernética refere-se, além do controle, à coordenação e a regulação sobre as máquina e os organismos vivos. Com isso, a cibernética se interessaria pelo modo como se comportam os sistemas abertos, não importando se esses comportamentos fossem simples ou complexos.</text:p>
      <text:p text:style-name="P9"><text:tab/>Morgan (1996), conseguiu ampliar o conceito de cibernética, uma vez que ela refere-se a uma ciência interdisciplinar que tem como foco o estudo da informação, da comunicação e dos mecanismos de controle. Alguns exemplos de sistemas cibernéticos são o cérebro humano, ou uma <text:s/>organização moderna. Assim, fica claro que a cibernética, enquanto ciência, busca explicar o comportamento de sistemas abertos que são considerados complexos (ou seja, que não podem ser descritos na sua totalidade), ou ainda aqueles sistemas onde detalhes de seu funcionamento são difíceis de serem expressos, como operações financeiras no contexto econômico atual.</text:p>
      <text:p text:style-name="P8"><text:tab/> <text:s text:c="5"/></text:p>
      <text:p text:style-name="P2"/>
      <text:p text:style-name="P2"/>
      <text:p text:style-name="P2">4.0 LINHAS DE PENSAMENTOS E FIGURAS IMPORTANTES.</text:p>
      <text:p text:style-name="P2"/>
      <text:p text:style-name="P2"/>
      <text:p text:style-name="P1">4.1 Norbert Wiener</text:p>
      <text:p text:style-name="P1"><text:tab/></text:p>
      <text:p text:style-name="P2"><text:tab/><text:span text:style-name="T3">Nasceu 1894 no Estado de Missouri, Estados Unidos. Aos 14 anos já era graduado em matemática e chegou doutorado em lógica aos 18, foi estudar com David Hubert em Gottingen. na Alemanha. A contribuição de Wiener para a ciência da computação veio mais tarde. Durante muitos anos, ele trabalhou no Instituto de Tecnologia de Massachusetts, onde estudou a nova física probabilística e concentrou-se no estudo estatístico do movimento das partículas elementares em um liquido (o fenômeno conhecido como movimento browniano). Os movimentos de uma partícula são tão imprevisíveis que era impossível descreve-los utilizando a física clássica das forças determinísticas. Assim, um método "probabilístico", pelo qual apenas a posição provável de uma partícula num dado momento poderia ser prevista, era a melhor maneira de se resolver a questão. Quando começou a Segunda Guerra Mundial, ele ofereceu seus serviços ao governo americano e passou a trabalhar com problemas matemáticos referentes a uma arma apontada para um alvo móvel. O desenvolvimento dos sistemas de direção de uma mira automática, seus estudos de física probabilística e seu grande interesse por assuntos que iam desde a filosofia à neurologia apareceram juntos em 1948, quando ele publicou o livro intitulado Cibernética. Cibernética é o estudo dos </text:span><text:span text:style-name="T3">autocontroles encontrados em sistemas estáveis, sejam eles mecânicos, elétricos ou biológicos. Foi Wiener quem visualizou que a informação como uma quantidade era tão importante quanto a energia ou a matéria. O fio de Cobre, por exemplo, pode ser estudado pela energia que ele é capaz de transmitir, ou pela informação que pode comunicar. A revolução trazida pelo computador e em </text:span><text:soft-page-break/><text:span text:style-name="T3">parte baseada nessa idéia: uma transferência da fonte de poder do proprietário de uma terra, industria ou empresa para o controle de informação. A contribuição de Wiener não foi uma simples peça de hardware, mas a criação de um ambiente intelectual em que computadores e autômatos pudessem ser desenvolvidos. A palavra cibernética deriva de um termo grego que significa "timoneiro, piloto". </text:span></text:p>
      <text:p text:style-name="P14"><text:tab/>Wiener estudou o "piloto" ou peça mestra da maquina a vapor de James Watt, que regulava automaticamente a velocidade do engenho; e ele percebeu que para os computadores serem desenvolvidos, tenham de assemelhar-se a habilidade dos seres humanos no controle de suas próprias atividades. O termostato em um ambiente é exemplo de um sistema de controle. Regula o aquecimento, de acordo com as variações de temperatura, em relação a um nível considerado ótimo. O ser humano é necessário somente para estabelecer esse nível. Wiener chamou essa capacidade de auto-regulagem e controle de "feedback negativo"; "feedback" porque o output do sistema (o aquecimento) afeta o seu comportamento futuro, e "negativo" porque as modificações efetuadas pelo termostato restabelecem a temperatura do conjunto. Um sistema que pode agir assim e também escolher sua própria temperatura (além de outros objetivos) é chamado sistema de feedback positivo. Quando um autômato é capaz de realizar tudo isso e também reproduzir a si mesmo, então ele se aproxima da condição humana. A teoria da cibernética de Wiener pode ser vista como uma superciência a ciência das ciências -que estimulou as pesquisas em muitas áreas dos sistemas de controle e sistemas que trabalham com informação. Tudo é informação. Aquilo que sabemos a respeito das mudanças no mundo nos chega pelos olhos, ouvidos e outros receptores sensoriais, que funcionam como instrumentos de seleção de apenas certos dados de uma totalidade. que nos engolfaria em caso contrário. A informação pode ser estudada, também, de forma estatística, independentemente do significado que possa ter. Por exemplo, pela observação da freqüência com que certos símbolos ocorrem pode-se quebrar vários tipos de códigos. Na língua inglesa, a letra e ocorre muito freqüentemente, e o t é a outra letra mais utilizada. Com a analise de extensas amostras de um código e comparando-as com exemplos típicos do inglês, é possível identificar letras-chaves e começar a decifrar o código. Wiener morreu em 1964, antes que a revolução do microcomputador começasse. Mesmo assim, ele previu e escreveu sobre muitos dos problemas que iriam surgir nesta nova tecnologia. </text:p>
      <text:p text:style-name="P14"/>
      <text:p text:style-name="P14"/>
      <text:p text:style-name="P1">4.2 Heinz von Foerster</text:p>
      <text:p text:style-name="P14"><text:tab/>O biólogo, físico e matemático austríaco, foi um dos fundadores da Cibernética juntamente com McCulloch, Wiener e von Neumann. <text:s/>Como diretor do Laboratório Biológia Computacional de 1958-1975 na Universidade de Illinois. </text:p>
      <text:p text:style-name="P17"><text:span text:style-name="T1"><text:tab/></text:span>Dentro do Círculo Cibernético, von Foerster afastou-se da linha de von Neumann, que buscava desenvolver a chamada “inteligência artificial”. Para ele, seria ilusão os engenheiros dessa tendência quererem explicar nossos pensamentos, nossos sentimentos, nossa consciência. Seguindo o célebre diálogo de Gregory Bateson com sua filha, os Metadiálogos, von Foerster acredita que todos esses fatos – pensar, sentir, consciência – são, antes, “princípios explicativos” que são usados para explicar mas que não podem, eles próprios, ser explicados. Que há um perigo na humanização dessas máquinas, pois, com isso, tenta-se passar por cima da questão da indecidibilidade (caindo-se novamente no beco-sem-saída russelliano). Não existe de fato o aprender, o pensar, o ter memória, a máquina não faz nada disso, não há nenhuma identidade com as funções humanas, pois nós efetivamente não sabemos como aprendemos, como nos lembramos, como pensamos, etc. Neste aspecto, Heinz von Foerster é enfático: não se trata do “ainda não sabemos” mas do não podemos saber isso, trata-se de algo efetivamente insondável. A ciência, assim, tem que sair disso e voltar-se às questões que não têm resposta, que escapam às rotinas das “máquinas triviais”. </text:p>
      <text:p text:style-name="P14"/>
      <text:p text:style-name="P14"/>
      <text:p text:style-name="P1"><text:soft-page-break/>4.3 Gordon Pask</text:p>
      <text:p text:style-name="P3"/>
      <text:p text:style-name="P5"><text:span text:style-name="T1"><text:tab/></text:span>Gordon Pask [1928 - 1996] foi um ciberneticista inglês que realizou contribuições importantes em diversos campos do conhecimento, desde a psicologia, computação, tecnologia, educação até arquitetura, entre outros. Seu trabalho com cibernética revela o grande interesse pela organização nos sistemas. Sua atenção se volta para como os sistemas se regulam, se reproduzem, evoluem e aprendem, sendo o ponto alto da organização, a estabilidade e o equilíbrio. Segundo Gordon Pask “grande parte da cibernética se concentra em como a estabilidade é mantida com mecanismos de regulação”. Para isto, o autor sugere a construção ou abstração das características de um dado artefato em um sistema, que exiba interação entre as partes, mesmo que algumas controlem outras. O observador pode ser entendido como um homem, animal ou máquina capaz de aprender sobre o seu meio ambiente. Este aprendizado reduz a incerteza sobre o meio, pois se toma conhecimento dos eventos que nele ocorrem: o foco é para o que ele aprende, ou seja, o que torna mais certo. A fonte da incerteza advém de nós mesmos e nosso contato com o mundo. “Um observador real é capaz de reconhecer um pouco, mas não completamente, possíveis formas de comportamento. Estas formas reconhecíveis são suas percepções e há um conjunto finito delas”. </text:p>
      <text:p text:style-name="P4"/>
      <text:p text:style-name="P4"/>
      <text:p text:style-name="P4"><text:tab/></text:p>
      <text:p text:style-name="P2">4.4 Gregory Bateson</text:p>
      <text:p text:style-name="P3"><text:tab/></text:p>
      <text:p text:style-name="P4"><text:tab/>Antropólogo britânico e idealizador da “ecologia de mentes”. A transferência da mente humana (da subjetividade, enfim) para o campo da natureza rendeu-lhe acusações de funcionalismo (2), pois supostamente a incorporação da cultura pela natureza transformaria homens em autômatos, movidos cegamente por leis biológicas e de mercado. Mas se o meio ambiente tem mais variedade que os indivíduos que nele atuam, por que não reconhecer as limitações da mente humana e a primazia da Grande Mente, que vem evoluindo desde os primórdios do universo? Afinal, no cabo-de-guerra ecológico, a natureza sempre vence no momento derradeiro. Apesar de imanente, o sujeito proposto por Bateson busca outras unidades básicas de sobrevivência que não sejam as determinadas pelo individualismo. E, para usar o exemplo clássico de detração à cibernética, ao cortar um tronco de madeira, o sujeito não está apenas exercitando seus músculos, mas completando uma observação com o intuito de concluir uma tarefa. Em suma, não está impondo uma forma, mas dialogando com a matéria.</text:p>
      <text:p text:style-name="P4"/>
      <text:p text:style-name="P4"/>
      <text:p text:style-name="P6">5.0 VANTAGENS DA APLICAÇÃO DO CONCEITO</text:p>
      <text:p text:style-name="P7"/>
      <text:p text:style-name="P7"><text:tab/>A cibernética explora o controle e comunicação de sistemas orgânicos e artificiais tem a vantagem de dá capacidade a estes ente conhecer os resultados de suas ações via feedback.</text:p>
      <text:p text:style-name="P7"><text:tab/>Mas nem todo sistema que possui retroalimentação pode ser considerado cibernético. Por exemplo um flip flop. Este sistema eletrônico altera suas respostas usando o sinais de saída do evento anterior. Porém ele não muda a resposta visando adaptar-se ou contribuir para uma mudança no sistema, apenas é parte do mecanismo lógico de sua construção. Portanto não é cibernético dentro do conceito.</text:p>
      <text:p text:style-name="P7"><text:tab/>Por isso, para o sistema ser cibernético usando o sinal de feedback é necessário que ele tenha mecanismos de controle que adaptam-se a essas respostas e possam modificar suas ações aproximando seus atos para uma saída ideal ao problema ou ambiente. Desta forma, a vantagem de usar o conceito cibernética é dotar o sistema de capacidade decisória de seus próprios atos baseado em respostas, implicando em sistemas autônomos, adaptativos e auto-corretores.</text:p>
      <text:p text:style-name="P4"><text:tab/>É justamente o ponto em que sistemas cibernéticos necessitam tratar os sinais de respostas visando a adaptação do sistema que torna a cibernética interessante para a Inteligência artificial. Pode-se tornar o sistema capaz de aprender com esses sinais, e não meramente responder a sinais já <text:soft-page-break/>mapeados. Assim dotando o sistema com inteligência artificial dá a capacidade de aprender com suas próprias ações.</text:p>
      <text:p text:style-name="P4"/>
      <text:p text:style-name="P16">6.0 CIBERNETICA DE SEGUNDA ORDEM</text:p>
      <text:p text:style-name="P22"><text:tab/>Quando as disciplinas de engenharia de controle e ciências da computação tornam-se independentes, surge a necessidade de diferenciar a atuação dos ciberneticistas em relação aos outros pesquisadores, dando ênfase à autonomia, auto-organização, cognição e ao observador e sua inclusão no sistema. No início da década de 70, fica claro que o ciberneticista, entrando em seu próprio domínio, é o cliente de sua própria atividade; torna-se Cibernética da Cibernética, mais conhecida como Cibernética de Segunda Ordem.</text:p>
      <text:p text:style-name="P22"><text:tab/>A Cibernética de Segunda Ordem configura-se como o campo em que o observador é considerado como parte do sistema, e não se mantém como um observador externo, ou seja, excluído do sistema. E uma das principais evoluções da ciência neste sentido é que, através de sua própria aplicação, pode-se eliminar a dualidade entre sistemas observadores e observados, assumindo o observador como parte integrante e  participante destes sistemas. A partir da modificação na visão de como a Cibernética deveria ser aplicada, incorporam-se novos sentidos aos conceitos básicos da ciência, complementando-os e tornando-os mais plausíveis em relação à proposta original de Norbert Wiener. Ademais, a partir da Cibernética de Segunda Ordem iniciam-se aplicações mais amplas em outras áreas de pesquisa, tais como engenharia, economia e biologia, o que resulta na re-afirmação da Cibernética como ciência transdiciplinar.</text:p>
      <text:p text:style-name="P22"><text:tab/>Os principais conceitos que sofreram alterações com o início da Cibernética da Cibernética estão o conceito de circularidade, controle, comunicação e propósito. Além da atualização destes pontos, foram inseridas na ciência as noções de autonomia, auto-organização e cognição, trazendo uma aplicabilidade mais concreta do pensamento cibernético.</text:p>
      <text:p text:style-name="P22"><text:tab/>A circularidade dos sistemas se aplica plenamente quando existe também a interferência do sistema no observador, e não somente o contrário, o que significa que a ciência deixa de ser uma idealização teórica para se aplicar como método de estudo. Desta forma, a compreensão do conceito de controle converge para um sentido em que este não se mostra mais como ação, mas como uma atividade inerente ao sistema. Um ponto importante a ser exaltado nas complementações dos conceitos realizadas pelos cibernéticos de segunda ordem é o entendimento da comunicação como um processo reflexivo, em que esta não acontece mais em apenas um sentido – quando o sistema comunica uma resposta ao observador e não recebe mensagem em resposta – e passa a agir de forma cíclica. Esta nova concepção é conhecida como Teoria da Conversação, de Gordon Pask, e tem como um exemplo clássico o projeto MusiColour, do mesmo autor, que consiste basicamente em um sistema de iluminação que reage à música ao vivo; identificava características das músicas, respondia a elas, e, caso não houvesse constantes alterações na música, ficava entediado. Se os músicos não oferecessem variedade sonora suficiente, a maquina providenciava uma mudança aleatória na iluminação, contrariando a música, que mantinha-se funcionando de forma indefinida e frenética até que os músicos modificassem seu modo de tocar.</text:p>
      <text:p text:style-name="P22"><text:tab/>Além dos conceitos que foram reformulados pela Cibernética de Segunda Ordem, esta também introduziu novas abordagens neste campo, como a noção de autonomia, em que se assume que o sistema deve conseguir conduzir-se para que atinja seu propósito. Este entendimento está diretamente conectado ao conceito de auto-organização, em que a redução espontânea da variedade ou, equivalentemente, o aumento em ordem ou proporção, representa o modelo mais geral de auto-organização. Outro termo que passou a ser utilizado neste período foi cognição. A partir da concordância de que um sistema conta com a inserção de reguladores, e que um regulador precisa saber que ações dar como resposta a algum estímulo, percebe-se que quando este conhecimento não é apresentado, o sistema passa a tentar ações aleatoriamente, até que uma destas ações elimine a perturbação ao sistema. O sistema reconhece que, na medida em que mais perturbações acontecem no sistema, e, portanto mais ações exigem ser realizadas, e são solucionadas no menor número de tentativas, existe um aumento de critérios no momento de selecionar a ação que elimine a perturbação do sistema, ou seja, um aumento no conhecimento por parte do próprio sistema. Em outras palavras, o sistema passa a aprender.</text:p>
      <text:p text:style-name="P22"><text:tab/>Os conceitos introduzidos pela Cibernética de Segunda Ordem, fundamentalmente, contribuíram para a consolidação da Cibernética como uma ciência capaz de influenciar outros campos de atuação, e utilizar suas idéias, não apenas internamente, mas também em outras disciplinas. Aqui, podem-se identificar as influências da Cibernética atualmente, e como suas idéias continuam a ser aplicadas após meio século de constantes estudos, experimentações e aplicações.</text:p>
      <text:p text:style-name="P4"><text:soft-page-break/></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TimesNewRoman1" svg:font-family="TimesNewRoman"/>
    <style:font-face style:name="TimesNewRoman\,Bold" svg:font-family="'TimesNewRoman\,Bold'"/>
    <style:font-face style:name="TimesNewRoman" svg:font-family="TimesNewRoman" style:font-family-generic="roman"/>
    <style:font-face style:name="TimesNewRoman,BoldItalic" svg:font-family="'TimesNewRoman,BoldItalic'" style:font-family-generic="roman"/>
    <style:font-face style:name="TimesNewRoman,Italic" svg:font-family="'TimesNewRoman,Italic'" style:font-family-generic="roman"/>
    <style:font-face style:name="Verdana" svg:font-family="Verdana" style:font-family-generic="swiss"/>
    <style:font-face style:name="Nimbus Roman No9 L" svg:font-family="'Nimbus Roman No9 L'" style:font-family-generic="roman" style:font-pitch="variable"/>
    <style:font-face style:name="Times New Roman" svg:font-family="'Times New Roman'"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2pt" style:language-asian="pt" style:country-asian="BR" style:font-size-complex="12pt" style:language-complex="pt" style:country-complex="BR"/>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pt" fo:country="BR" style:letter-kerning="true" style:font-name-asian="DejaVu Sans" style:font-size-asian="12pt" style:language-asian="pt" style:country-asian="BR" style:font-name-complex="DejaVu Sans" style:font-size-complex="12pt" style:language-complex="pt" style:country-complex="B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Internet_20_link" style:display-name="Internet link" style:family="text">
      <style:text-properties fo:color="#000080" style:text-underline-style="solid" style:text-underline-width="auto" style:text-underline-color="font-color"/>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BrOffice.org/2.4$Win32 OpenOffice.org_project/680m12$Build-9286</meta:generator>
    <meta:initial-creator>Dti</meta:initial-creator>
    <meta:creation-date>2009-03-03T17:22:02</meta:creation-date>
    <dc:creator>Mercio Andrade</dc:creator>
    <dc:date>2009-03-05T00:24:15</dc:date>
    <meta:printed-by>Mercio Andrade</meta:printed-by>
    <meta:print-date>2009-03-04T23:05:04</meta:print-date>
    <dc:language>pt-BR</dc:language>
    <meta:editing-cycles>14</meta:editing-cycles>
    <meta:editing-duration>PT3H21M7S</meta:editing-duration>
    <meta:user-defined meta:name="Info 1"/>
    <meta:user-defined meta:name="Info 2"/>
    <meta:user-defined meta:name="Info 3"/>
    <meta:user-defined meta:name="Info 4"/>
    <meta:document-statistic meta:table-count="0" meta:image-count="0" meta:object-count="0" meta:page-count="7" meta:paragraph-count="51" meta:word-count="3736" meta:character-count="24181"/>
  </office:meta>
</office:document-meta>
</file>